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/>
      <style:text-properties fo:font-size="25pt" style:font-size-asian="25pt" style:font-size-complex="25pt"/>
    </style:style>
    <style:style style:name="P2" style:parent-style-name="Título1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2pt" style:font-size-asian="12pt" style:font-size-complex="12pt"/>
    </style:style>
    <style:style style:name="T4" style:parent-style-name="Fonteparág.padrão" style:family="text">
      <style:text-properties fo:font-size="16pt" style:font-size-asian="16pt" style:font-size-complex="16pt"/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fo:font-size="12pt" style:font-size-asian="12pt" style:font-size-complex="12pt"/>
    </style:style>
    <style:style style:name="T7" style:parent-style-name="Fonteparág.padrão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T9" style:parent-style-name="Fonteparág.padrão" style:family="text">
      <style:text-properties fo:font-size="16pt" style:font-size-asian="16pt" style:font-size-complex="16pt"/>
    </style:style>
    <style:style style:name="T10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2">iParking</text:h>
      <text:h text:style-name="P2" text:outline-level="1">Justificativa</text:h>
      <text:p text:style-name="P3">Tendo em vista que<text:s/>estacionamentos perdem muitos clientes por aparentarem<text:s/>estarem<text:s/>lotados,<text:s/>decidimos desenvolver esse aplicativo para exibir que há vagas para os clientes, dessa forma os proprietários dos estacionamentos terão mais movimento em seus estabelecimentos<text:s/>e dessa forma obter mais lucro.<text:s/></text:p>
      <text:h text:style-name="Título1" text:outline-level="1"><text:span text:style-name="T4">Objetivo</text:span></text:h>
      <text:p text:style-name="Normal"><text:span text:style-name="T5">M</text:span><text:span text:style-name="T6">elhorar lucros e a logística do estacionamento a fim de atrair mais clientes e implementar uma</text:span><text:s/><text:span text:style-name="T7">ferramenta de controle e gestão do estabelecimento, de tal forma melhorando a parte administrativa do estabelecimento.</text:span></text:p>
      <text:p text:style-name="P8"/>
      <text:h text:style-name="Título1" text:outline-level="1"><text:span text:style-name="T9">Escopo</text:span></text:h>
      <text:p text:style-name="Normal"><text:span text:style-name="T10">O iParking é um</text:span>a aplicação que visa ajudar estacionamentos<text:s/>com um destaque em seu funcionamento, assim atraindo clientes. E outra funcionalidade da aplicação é o controle de movimentos do estabelecimen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style:font-name-asian="Yu Gothic Light" style:font-name-complex="Times New Roman" fo:color="#26262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style:font-name-asian="Yu Gothic Light" style:font-name-complex="Times New Roman" fo:color="#ED7D31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color="#C45911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font-style="italic" style:font-style-asian="italic" style:font-style-complex="italic" fo:color="#833C0B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color="#C45911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font-style="italic" style:font-style-asian="italic" style:font-style-complex="italic" fo:color="#833C0B" fo:font-size="12pt" style:font-size-asian="12pt" style:font-size-complex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font-weight="bold" style:font-weight-asian="bold" style:font-weight-complex="bold" fo:color="#833C0B" fo:font-size="11pt" style:font-size-asian="11pt" style:font-size-complex="11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color="#833C0B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font-style="italic" style:font-style-asian="italic" style:font-style-complex="italic" fo:color="#833C0B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eading1Char" style:display-name="Heading 1 Char" style:family="text" style:parent-style-name="Fonteparág.padrão">
      <style:text-properties style:font-name="Calibri Light" style:font-name-asian="Yu Gothic Light" style:font-name-complex="Times New Roman" fo:color="#262626" fo:font-size="20pt" style:font-size-asian="20pt" style:font-size-complex="20pt"/>
    </style:style>
    <style:style style:name="Heading2Char" style:display-name="Heading 2 Char" style:family="text" style:parent-style-name="Fonteparág.padrão">
      <style:text-properties style:font-name="Calibri Light" style:font-name-asian="Yu Gothic Light" style:font-name-complex="Times New Roman" fo:color="#ED7D31" fo:font-size="18pt" style:font-size-asian="18pt" style:font-size-complex="18pt"/>
    </style:style>
    <style:style style:name="Heading3Char" style:display-name="Heading 3 Char" style:family="text" style:parent-style-name="Fonteparág.padrão">
      <style:text-properties style:font-name="Calibri Light" style:font-name-asian="Yu Gothic Light" style:font-name-complex="Times New Roman" fo:color="#C45911" fo:font-size="16pt" style:font-size-asian="16pt" style:font-size-complex="16pt"/>
    </style:style>
    <style:style style:name="Heading4Char" style:display-name="Heading 4 Char" style:family="text" style:parent-style-name="Fonteparág.padrão">
      <style:text-properties style:font-name="Calibri Light" style:font-name-asian="Yu Gothic Light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Heading5Char" style:display-name="Heading 5 Char" style:family="text" style:parent-style-name="Fonteparág.padrão">
      <style:text-properties style:font-name="Calibri Light" style:font-name-asian="Yu Gothic Light" style:font-name-complex="Times New Roman" fo:color="#C45911" fo:font-size="12pt" style:font-size-asian="12pt" style:font-size-complex="12pt"/>
    </style:style>
    <style:style style:name="Heading6Char" style:display-name="Heading 6 Char" style:family="text" style:parent-style-name="Fonteparág.padrão">
      <style:text-properties style:font-name="Calibri Light" style:font-name-asian="Yu Gothic Light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Heading7Char" style:display-name="Heading 7 Char" style:family="text" style:parent-style-name="Fonteparág.padrão">
      <style:text-properties style:font-name="Calibri Light" style:font-name-asian="Yu Gothic Light" style:font-name-complex="Times New Roman" fo:font-weight="bold" style:font-weight-asian="bold" style:font-weight-complex="bold" fo:color="#833C0B" fo:font-size="11pt" style:font-size-asian="11pt" style:font-size-complex="11pt"/>
    </style:style>
    <style:style style:name="Heading8Char" style:display-name="Heading 8 Char" style:family="text" style:parent-style-name="Fonteparág.padrão">
      <style:text-properties style:font-name="Calibri Light" style:font-name-asian="Yu Gothic Light" style:font-name-complex="Times New Roman" fo:color="#833C0B" fo:font-size="11pt" style:font-size-asian="11pt" style:font-size-complex="11pt"/>
    </style:style>
    <style:style style:name="Heading9Char" style:display-name="Heading 9 Char" style:family="text" style:parent-style-name="Fonteparág.padrão">
      <style:text-properties style:font-name="Calibri Light" style:font-name-asian="Yu Gothic Light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Yu Gothic Light" style:font-name-complex="Times New Roman" fo:color="#262626" fo:font-size="48pt" style:font-size-asian="48pt" style:font-size-complex="48pt" fo:hyphenate="false"/>
    </style:style>
    <style:style style:name="TitleChar" style:display-name="Title Char" style:family="text" style:parent-style-name="Fonteparág.padrão">
      <style:text-properties style:font-name="Calibri Light" style:font-name-asian="Yu Gothic Light" style:font-name-complex="Times New Roman" fo:color="#262626" fo:font-size="48pt" style:font-size-asian="48pt" style:font-size-complex="48pt"/>
    </style:style>
    <style:style style:name="Subtítulo" style:display-name="Subtítulo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ubtitleChar" style:display-name="Subtitle Char" style:family="text" style:parent-style-name="Fonteparág.padrão">
      <style:text-properties fo:text-transform="uppercase" fo:color="#404040" fo:letter-spacing="0.0138in" fo:font-size="14pt" style:font-size-asian="14pt" style:font-size-complex="1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Yu Gothic Light" style:font-name-complex="Times New Roman" fo:color="#000000" fo:font-size="12pt" style:font-size-asian="12pt" style:font-size-complex="12pt" fo:hyphenate="false"/>
    </style:style>
    <style:style style:name="QuoteChar" style:display-name="Quote Char" style:family="text" style:parent-style-name="Fonteparág.padrão">
      <style:text-properties style:font-name="Calibri Light" style:font-name-asian="Yu Gothic Light" style:font-name-complex="Times New Roman" fo:color="#000000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Yu Gothic Light" style:font-name-complex="Times New Roman" fo:font-size="12pt" style:font-size-asian="12pt" style:font-size-complex="12pt" fo:hyphenate="false"/>
    </style:style>
    <style:style style:name="IntenseQuoteChar" style:display-name="Intense Quote Char" style:family="text" style:parent-style-name="Fonteparág.padrão">
      <style:text-properties style:font-name="Calibri Light" style:font-name-asian="Yu Gothic Light" style:font-name-complex="Times New Roman" fo:font-size="12pt" style:font-size-asian="12pt" style:font-size-complex="12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eferênciaSutil" style:display-name="Referência Sutil" style:family="text" style:parent-style-name="Fonteparág.padrão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text-transform="none" fo:font-variant="small-caps" fo:letter-spacing="normal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 style:use-window-font-color="true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N MARCOS DE MOURA COMIDAL</meta:initial-creator>
    <dc:creator>Laio Quintanilha Rios</dc:creator>
    <meta:creation-date>2021-08-30T16:43:00Z</meta:creation-date>
    <dc:date>2021-09-04T21:45:00Z</dc:date>
    <meta:template xlink:href="Normal" xlink:type="simple"/>
    <meta:editing-cycles>9</meta:editing-cycles>
    <meta:editing-duration>PT15780S</meta:editing-duration>
    <meta:user-defined meta:name="ContentTypeId">0x010100B8E26B6800077740943CAA0EE0A90325</meta:user-defined>
    <meta:document-statistic meta:page-count="1" meta:paragraph-count="1" meta:word-count="118" meta:character-count="759" meta:row-count="5" meta:non-whitespace-character-count="642"/>
  </office:meta>
</office:document-meta>
</file>